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4.249cm" style:rel-column-width="16383*"/>
    </style:style>
    <style:style style:name="Tabla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a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a1.D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a1.D2" style:family="table-cell" style:data-style-name="N2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a1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la1.D3" style:family="table-cell" style:data-style-name="N2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1.A8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8" style:family="table-cell" style:data-style-name="N2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a1.D8" style:family="table-cell" style:data-style-name="N20000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text-blinking="false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d5c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d5c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officeooo:rsid="000d5c91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number:number-style style:name="N20000" number:language="es" number:country="ES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4">Tipus de Llicències de Software</text:p>
          </table:table-cell>
          <table:table-cell table:style-name="Tabla1.B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D1" office:value-type="string">
            <text:p text:style-name="P1"/>
          </table:table-cell>
        </table:table-row>
        <table:table-row>
          <table:table-cell table:style-name="Tabla1.A2" office:value-type="string">
            <text:p text:style-name="P5"><text:span text:style-name="T1">CopyRight</text:span></text:p>
          </table:table-cell>
          <table:table-cell table:style-name="Tabla1.B2" office:value-type="float" office:value="0">
            <text:p text:style-name="P5"><text:span text:style-name="T1">Copyleft</text:span></text:p>
          </table:table-cell>
          <table:table-cell table:style-name="Tabla1.B2" office:value-type="float" office:value="0">
            <text:p text:style-name="P5"><text:span text:style-name="T1">Open Source</text:span></text:p>
          </table:table-cell>
          <table:table-cell table:style-name="Tabla1.D2" office:value-type="float" office:value="0">
            <text:p text:style-name="P5"><text:span text:style-name="T1">Creative Common</text:span></text:p>
          </table:table-cell>
        </table:table-row>
        <table:table-row>
          <table:table-cell table:style-name="Tabla1.A3" office:value-type="string">
            <text:p text:style-name="P5"><text:span text:style-name="T1">Propietari</text:span></text:p>
          </table:table-cell>
          <table:table-cell table:style-name="Tabla1.B3" office:value-type="float" office:value="0">
            <text:p text:style-name="P5"><text:span text:style-name="T1">FreeSoftware</text:span></text:p>
          </table:table-cell>
          <table:table-cell table:style-name="Tabla1.B3" office:value-type="float" office:value="0">
            <text:p text:style-name="P5"><text:span text:style-name="T1">Apache</text:span></text:p>
          </table:table-cell>
          <table:table-cell table:style-name="Tabla1.D3" office:value-type="float" office:value="0">
            <text:p text:style-name="P5"><text:span text:style-name="T1">CC BY</text:span></text:p>
          </table:table-cell>
        </table:table-row>
        <table:table-row>
          <table:table-cell table:style-name="Tabla1.A2" office:value-type="string">
            <text:p text:style-name="P5"><text:span text:style-name="T1">Freeware</text:span></text:p>
          </table:table-cell>
          <table:table-cell table:style-name="Tabla1.B2">
            <text:p text:style-name="P5"><text:span text:style-name="T1"/></text:p>
          </table:table-cell>
          <table:table-cell table:style-name="Tabla1.B2" office:value-type="float" office:value="0">
            <text:p text:style-name="P5"><text:span text:style-name="T1">MIT</text:span></text:p>
          </table:table-cell>
          <table:table-cell table:style-name="Tabla1.D2" office:value-type="float" office:value="0">
            <text:p text:style-name="P5"><text:span text:style-name="T1">CC BY-SA</text:span></text:p>
          </table:table-cell>
        </table:table-row>
        <table:table-row>
          <table:table-cell table:style-name="Tabla1.A3" office:value-type="string">
            <text:p text:style-name="P5"><text:span text:style-name="T1">Shareware</text:span><text:span text:style-name="T3"> </text:span></text:p>
          </table:table-cell>
          <table:table-cell table:style-name="Tabla1.B3" office:value-type="float" office:value="0">
            <text:p text:style-name="P5"><text:span text:style-name="T1">BSD</text:span></text:p>
          </table:table-cell>
          <table:table-cell table:style-name="Tabla1.B3" office:value-type="float" office:value="0">
            <text:p text:style-name="P5"><text:span text:style-name="T1">C</text:span><text:span text:style-name="T2">C </text:span><text:span text:style-name="T1">BY-NC</text:span></text:p>
          </table:table-cell>
          <table:table-cell table:style-name="Tabla1.D3">
            <text:p text:style-name="P2"/>
          </table:table-cell>
        </table:table-row>
        <table:table-row>
          <table:table-cell table:style-name="Tabla1.A2" office:value-type="string">
            <text:p text:style-name="P5"><text:span text:style-name="T1">Freemium</text:span></text:p>
          </table:table-cell>
          <table:table-cell table:style-name="Tabla1.B2" office:value-type="float" office:value="0">
            <text:p text:style-name="P5"><text:span text:style-name="T1">GNU</text:span></text:p>
          </table:table-cell>
          <table:table-cell table:style-name="Tabla1.B2" office:value-type="float" office:value="0">
            <text:p text:style-name="P5"><text:span text:style-name="T1">CC BY-NC-SA</text:span></text:p>
          </table:table-cell>
          <table:table-cell table:style-name="Tabla1.D2">
            <text:p text:style-name="P2"/>
          </table:table-cell>
        </table:table-row>
        <table:table-row>
          <table:table-cell table:style-name="Tabla1.A3" office:value-type="string">
            <text:p text:style-name="P6"><text:span text:style-name="T1">Trade secret</text:span></text:p>
          </table:table-cell>
          <table:table-cell table:style-name="Tabla1.B3" office:value-type="float" office:value="0">
            <text:p text:style-name="P6"><text:span text:style-name="T3"><text:s/></text:span><text:span text:style-name="T1">Mozilla</text:span></text:p>
          </table:table-cell>
          <table:table-cell table:style-name="Tabla1.B3" office:value-type="float" office:value="0">
            <text:p text:style-name="P6"><text:span text:style-name="T1">CC BY-ND</text:span></text:p>
          </table:table-cell>
          <table:table-cell table:style-name="Tabla1.D3">
            <text:p text:style-name="P2"/>
          </table:table-cell>
        </table:table-row>
        <table:table-row>
          <table:table-cell table:style-name="Tabla1.A8" office:value-type="string">
            <text:p text:style-name="P7"><text:span text:style-name="T1"/></text:p>
          </table:table-cell>
          <table:table-cell table:style-name="Tabla1.B8" office:value-type="float" office:value="0">
            <text:p text:style-name="P7"><text:span text:style-name="T3"><text:s/></text:span><text:span text:style-name="T1">Academic</text:span></text:p>
          </table:table-cell>
          <table:table-cell table:style-name="Tabla1.B8" office:value-type="float" office:value="0">
            <text:p text:style-name="P7"><text:span text:style-name="T1">CCBY-NC-ND</text:span></text:p>
          </table:table-cell>
          <table:table-cell table:style-name="Tabla1.D8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0:41:26.396521865</meta:creation-date>
    <dc:date>2022-12-01T11:16:05.897267169</dc:date>
    <meta:editing-duration>PT24M29S</meta:editing-duration>
    <meta:editing-cycles>1</meta:editing-cycles>
    <meta:document-statistic meta:table-count="1" meta:image-count="0" meta:object-count="0" meta:page-count="1" meta:paragraph-count="23" meta:word-count="35" meta:character-count="216" meta:non-whitespace-character-count="201"/>
    <meta:generator>LibreOffice/7.3.7.2$Linux_X86_64 LibreOffice_project/30$Build-2</meta:generator>
  </office:meta>
</office:document-meta>
</file>